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b0c1" officeooo:paragraph-rsid="000eb0c1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color="#ce9178" loext:opacity="100%" fo:background-color="#1f1f1f"/>
    </style:style>
    <style:style style:name="P3" style:family="paragraph" style:parent-style-name="Standard">
      <style:text-properties fo:color="#ce9178" loext:opacity="100%" officeooo:rsid="000eb0c1" officeooo:paragraph-rsid="000eb0c1" fo:background-color="#1f1f1f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background-color="#1f1f1f"/>
    </style:style>
    <style:style style:name="P5" style:family="paragraph" style:parent-style-name="Standard">
      <style:text-properties officeooo:rsid="000eb0c1" officeooo:paragraph-rsid="000eb0c1" fo:background-color="#1f1f1f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color="#cccccc" loext:opacity="100%" fo:background-color="#1f1f1f"/>
    </style:style>
    <style:style style:name="T1" style:family="text">
      <style:text-properties fo:color="#c586c0" loext:opacity="100%"/>
    </style:style>
    <style:style style:name="T2" style:family="text">
      <style:text-properties fo:color="#cccccc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d4d4d4" loext:opacity="100%"/>
    </style:style>
    <style:style style:name="T5" style:family="text">
      <style:text-properties fo:color="#b5cea8" loext:opacity="100%"/>
    </style:style>
    <style:style style:name="T6" style:family="text">
      <style:text-properties fo:color="#6a9955" loext:opacity="100%"/>
    </style:style>
    <style:style style:name="T7" style:family="text">
      <style:text-properties fo:color="#dcdcaa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dits</text:p>
      <text:p text:style-name="P1"/>
      <text:p text:style-name="P1">&lt;a target="_blank" href="https://icons8.com/icon/11686/arrow"&gt;Arrow&lt;/a&gt; icon by &lt;a target="_blank" href="<text:a xlink:type="simple" xlink:href="https://icons8.com/" text:style-name="Internet_20_link" text:visited-style-name="Visited_20_Internet_20_Link">https://icons8.com</text:a>"&gt;Icons8&lt;/a&gt;</text:p>
      <text:p text:style-name="P1"/>
      <text:p text:style-name="P3">&lt;img onclick="" class="icon_next_image" src="images/icons/previous_image.png" alt=""&gt;</text:p>
      <text:p text:style-name="P2">    &lt;img onclick="" class="icon_go_back" src="images/icons/previous_image.png" alt=""&gt;</text:p>
      <text:p text:style-name="P1"/>
      <text:p text:style-name="P1"/>
      <text:p text:style-name="P5"><text:span text:style-name="T1">if</text:span><text:span text:style-name="T2"> (</text:span><text:span text:style-name="T3">previousImage</text:span><text:span text:style-name="T2"> </text:span><text:span text:style-name="T4">&lt;</text:span><text:span text:style-name="T2"> </text:span><text:span text:style-name="T5">0</text:span><text:span text:style-name="T2">) {</text:span></text:p>
      <text:p text:style-name="P4"><text:span text:style-name="T2">    </text:span><text:span text:style-name="T6">// starte das array von hinten.</text:span></text:p>
      <text:p text:style-name="P4"><text:span text:style-name="T2">  } </text:span><text:span text:style-name="T1">else</text:span><text:span text:style-name="T2"> {</text:span></text:p>
      <text:p text:style-name="P4"><text:span text:style-name="T2">    </text:span><text:span text:style-name="T7">renderPopup</text:span><text:span text:style-name="T2">(</text:span><text:span text:style-name="T3">previousImage</text:span><text:span text:style-name="T2">);</text:span></text:p>
      <text:p text:style-name="P6">  }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9T12:04:02.359000000</meta:creation-date>
    <dc:date>2024-02-29T17:16:19.267000000</dc:date>
    <meta:editing-duration>PT5H12M17S</meta:editing-duration>
    <meta:editing-cycles>1</meta:editing-cycles>
    <meta:document-statistic meta:table-count="0" meta:image-count="0" meta:object-count="0" meta:page-count="1" meta:paragraph-count="9" meta:word-count="35" meta:character-count="416" meta:non-whitespace-character-count="374"/>
    <meta:generator>LibreOffice/7.6.4.1$Windows_X86_64 LibreOffice_project/e19e193f88cd6c0525a17fb7a176ed8e6a3e2aa1</meta:generator>
  </office:meta>
</office:document-meta>
</file>